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ee4ef" officeooo:paragraph-rsid="001ee4ef"/>
    </style:style>
    <style:style style:name="P2" style:family="paragraph" style:parent-style-name="normal">
      <style:text-properties officeooo:rsid="001ee4ef" officeooo:paragraph-rsid="001ee4ef"/>
    </style:style>
    <style:style style:name="P3" style:family="paragraph" style:parent-style-name="normal">
      <style:text-properties officeooo:rsid="004c36b6" officeooo:paragraph-rsid="001ee4ef"/>
    </style:style>
    <style:style style:name="P4" style:family="paragraph" style:parent-style-name="normal">
      <style:paragraph-properties fo:margin-left="0cm" fo:margin-right="0cm" fo:text-indent="0cm" style:auto-text-indent="false"/>
      <style:text-properties officeooo:rsid="0046b2d0" officeooo:paragraph-rsid="001ee4ef"/>
    </style:style>
    <style:style style:name="P5" style:family="paragraph" style:parent-style-name="normal">
      <style:paragraph-properties fo:margin-left="2.501cm" fo:margin-right="0cm" fo:text-indent="0cm" style:auto-text-indent="false"/>
      <style:text-properties officeooo:rsid="003cce65" officeooo:paragraph-rsid="001ee4ef"/>
    </style:style>
    <style:style style:name="P6" style:family="paragraph" style:parent-style-name="normal">
      <style:paragraph-properties fo:margin-left="2.501cm" fo:margin-right="0cm" fo:text-indent="0cm" style:auto-text-indent="false"/>
      <style:text-properties officeooo:rsid="0046b2d0" officeooo:paragraph-rsid="001ee4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ULO 2</text:p>
      <text:p text:style-name="P1"/>
      <text:p text:style-name="P5">Capítulo 2 revisión de los antecedentes de HPC, trabajos sobre fortran y hpc, openmp solo y sobre fortran</text:p>
      <text:p text:style-name="P5"/>
      <text:p text:style-name="P6">2.1 programación paralela</text:p>
      <text:p text:style-name="P6">2.1.x fortran</text:p>
      <text:p text:style-name="P6">2.2 antecedentes hpc</text:p>
      <text:p text:style-name="P6">2.3 openmp</text:p>
      <text:p text:style-name="P6">2.4 openmp y fortran</text:p>
      <text:p text:style-name="P4"/>
      <text:p text:style-name="P1"/>
      <text:p text:style-name="P3">Soluciones de Programación Paralela</text:p>
      <text:p text:style-name="P2">ó</text:p>
      <text:p text:style-name="P2"/>
      <text:p text:style-name="P3"/>
      <text:p text:style-name="P3">2.1 Introducción a la Programación Paralela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" style:family="paragraph" style:default-outline-level="">
      <style:paragraph-properties fo:margin-top="0cm" fo:margin-bottom="0cm" style:contextual-spacing="false" fo:line-height="100%" fo:orphans="2" fo:widows="2" style:writing-mode="lr-tb"/>
      <style:text-properties fo:color="#000000" style:font-name="Times New Roman" fo:font-size="12pt" style:font-name-asian="Times New Roman1" style:font-size-asian="12pt"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09:56:15.597000000</meta:creation-date>
    <dc:date>2014-06-12T09:58:25.117000000</dc:date>
    <meta:editing-duration>P0D</meta:editing-duration>
    <meta:editing-cycles>1</meta:editing-cycles>
    <meta:document-statistic meta:table-count="0" meta:image-count="0" meta:object-count="0" meta:page-count="1" meta:paragraph-count="10" meta:word-count="45" meta:character-count="282" meta:non-whitespace-character-count="247"/>
    <meta:generator>LibreOffice/4.1.1.2$Windows_x86 LibreOffice_project/7e4286b58adc75a14f6d83f53a03b6c11fa2903</meta:generator>
  </office:meta>
</office:document-meta>
</file>